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cc" draw:textarea-horizontal-align="center" draw:textarea-vertical-align="middle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1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4.58cm"/>
    </style:style>
    <style:style style:name="gr6" style:family="graphic" style:parent-style-name="standard">
      <style:graphic-properties svg:stroke-width="0.051cm" draw:marker-start-width="0.381cm" draw:marker-end="Arrow_20_concave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Trebuchet MS'" style:font-family-generic="swiss" style:font-pitch="variable" fo:font-size="11pt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1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11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9.483cm" svg:y1="11.303cm" svg:x2="10.245cm" svg:y2="9.271cm">
          <text:p/>
        </draw:line>
        <draw:line draw:style-name="gr1" draw:text-style-name="P1" draw:layer="layout" svg:x1="8.213cm" svg:y1="11.43cm" svg:x2="7.324cm" svg:y2="9.271cm">
          <text:p/>
        </draw:line>
        <draw:frame draw:style-name="gr2" draw:text-style-name="P2" draw:layer="layout" svg:width="3.423cm" svg:height="1.233cm" svg:x="7.239cm" svg:y="14.605cm">
          <draw:text-box>
            <text:p text:style-name="P2">Server setup and</text:p>
            <text:p text:style-name="P2">maintenance</text:p>
          </draw:text-box>
        </draw:frame>
        <draw:rect draw:style-name="gr3" draw:text-style-name="P2" draw:layer="layout" svg:width="3.683cm" svg:height="1.143cm" svg:x="4.699cm" svg:y="8.128cm">
          <text:p text:style-name="P2">Computational</text:p>
          <text:p text:style-name="P2">scientists</text:p>
        </draw:rect>
        <draw:rect draw:style-name="gr3" draw:text-style-name="P2" draw:layer="layout" svg:width="4.318cm" svg:height="1.143cm" svg:x="9.271cm" svg:y="8.128cm">
          <text:p text:style-name="P2">Computer owners</text:p>
          <text:p text:style-name="P2">and administrators</text:p>
        </draw:rect>
        <draw:frame draw:style-name="gr4" draw:text-style-name="P3" draw:layer="layout" svg:width="3cm" svg:height="2.54cm" svg:x="4.493cm" svg:y="9.652cm">
          <draw:text-box>
            <text:p text:style-name="P3">Application</text:p>
            <text:p text:style-name="P3">identification</text:p>
            <text:p text:style-name="P3">and porting</text:p>
          </draw:text-box>
        </draw:frame>
        <draw:frame draw:style-name="gr5" draw:text-style-name="P2" draw:layer="layout" svg:width="4.572cm" svg:height="1.778cm" svg:x="10.033cm" svg:y="9.906cm">
          <draw:text-box>
            <text:p text:style-name="P2">Resource recruitment</text:p>
            <text:p text:style-name="P2">and client deployment</text:p>
          </draw:text-box>
        </draw:frame>
        <draw:circle draw:style-name="gr3" draw:text-style-name="P2" draw:layer="layout" svg:width="3.302cm" svg:height="3.302cm" svg:x="7.112cm" svg:y="10.541cm">
          <text:p text:style-name="P2">Campus virtual</text:p>
          <text:p text:style-name="P2">supercomputing</text:p>
          <text:p text:style-name="P2">center</text:p>
        </draw:circle>
        <draw:line draw:style-name="gr6" draw:text-style-name="P4" draw:layer="layout" svg:x1="8.884cm" svg:y1="13.843cm" svg:x2="8.884cm" svg:y2="14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rebuchet MS'" style:font-style-name="Regular" style:font-family-generic="swiss" style:font-pitch="variable" fo:font-size="14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7.661cm" fo:margin-bottom="11.962cm" fo:margin-left="3.816cm" fo:margin-right="6.71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08-15T13:51:53</meta:creation-date>
    <dc:date>2006-08-15T14:59:11</dc:date>
    <dc:language>en-US</dc:language>
    <meta:editing-cycles>4</meta:editing-cycles>
    <meta:editing-duration>PT1H7M2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